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mic Sans MS" svg:font-family="'Comic Sans MS'" style:font-adornments="Félkövé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6.452cm" table:align="right" style:may-break-between-rows="false"/>
    </style:style>
    <style:style style:name="Táblázat1.A" style:family="table-column">
      <style:table-column-properties style:column-width="1.612cm"/>
    </style:style>
    <style:style style:name="Táblázat1.B" style:family="table-column">
      <style:table-column-properties style:column-width="7.336cm"/>
    </style:style>
    <style:style style:name="Táblázat1.C" style:family="table-column">
      <style:table-column-properties style:column-width="3.074cm"/>
    </style:style>
    <style:style style:name="Táblázat1.D" style:family="table-column">
      <style:table-column-properties style:column-width="4.429cm"/>
    </style:style>
    <style:style style:name="Táblázat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Mentés</text:p>
      <text:p text:style-name="Text_20_body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3">1.0 verzió<text:tab/>1</text:p>
          <text:p text:style-name="P4">Mentés a Goggle Drive‑ra vs. Mentés USB Drive‑ra<text:tab/>1</text:p>
          <text:p text:style-name="P4">Mentő szoftver: Win10, Cmd Shell<text:tab/>1</text:p>
          <text:p text:style-name="P3">x.0 verzió<text:tab/>1</text:p>
          <text:p text:style-name="P4">Mentő szoftver: Python<text:tab/>1</text:p>
        </text:index-body>
      </text:table-of-content>
      <text:p text:style-name="Text_20_body"/>
      <text:h text:style-name="Heading_20_1" text:outline-level="1">1.0 verzió</text:h>
      <text:h text:style-name="Heading_20_2" text:outline-level="2">Mentés a Goggle Drive‑ra vs. Mentés USB Drive‑ra</text:h>
      <text:p text:style-name="Text_20_body_20_indent">Összehasonlítás: [mentes.ods]előnyök_hátrányok</text:p>
      <text:p text:style-name="Text_20_body_20_indent">Döntés: Mentés USB Drive‑ra és Google Drive‑ra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header-rows>
          <table:table-row>
            <table:table-cell table:style-name="Táblázat1.A1" office:value-type="string">
              <text:p text:style-name="Table_20_Heading">Sorsz.</text:p>
            </table:table-cell>
            <table:table-cell table:style-name="Táblázat1.A1" office:value-type="string">
              <text:p text:style-name="Table_20_Heading">Mentendő könyvtárak</text:p>
            </table:table-cell>
            <table:table-cell table:style-name="Táblázat1.A1" office:value-type="string">
              <text:p text:style-name="Table_20_Heading">Érzékeny adatok</text:p>
            </table:table-cell>
            <table:table-cell table:style-name="Táblázat1.D1" office:value-type="string">
              <text:p text:style-name="Table_20_Heading">Mentés célhely</text:p>
            </table:table-cell>
          </table:table-row>
        </table:table-header-rows>
        <table:table-row>
          <table:table-cell table:style-name="Táblázat1.A2" office:value-type="string">
            <text:p text:style-name="P1">1</text:p>
          </table:table-cell>
          <table:table-cell table:style-name="Táblázat1.A2" office:value-type="string">
            <text:p text:style-name="P1">h:\DADY\rend\esemenyek\</text:p>
          </table:table-cell>
          <table:table-cell table:style-name="Táblázat1.A2" office:value-type="string">
            <text:p text:style-name="P2">igen</text:p>
          </table:table-cell>
          <table:table-cell table:style-name="Táblázat1.D2" office:value-type="string">
            <text:p text:style-name="P2">USB</text:p>
          </table:table-cell>
        </table:table-row>
        <table:table-row>
          <table:table-cell table:style-name="Táblázat1.A2" office:value-type="string">
            <text:p text:style-name="P1">2</text:p>
          </table:table-cell>
          <table:table-cell table:style-name="Táblázat1.A2" office:value-type="string">
            <text:p text:style-name="P1">h:\DADY\rend\temak\</text:p>
          </table:table-cell>
          <table:table-cell table:style-name="Táblázat1.A2" office:value-type="string">
            <text:p text:style-name="P2">igen</text:p>
          </table:table-cell>
          <table:table-cell table:style-name="Táblázat1.D2" office:value-type="string">
            <text:p text:style-name="P2">USB</text:p>
          </table:table-cell>
        </table:table-row>
        <table:table-row>
          <table:table-cell table:style-name="Táblázat1.A2" office:value-type="string">
            <text:p text:style-name="P1">3</text:p>
          </table:table-cell>
          <table:table-cell table:style-name="Táblázat1.A2" office:value-type="string">
            <text:p text:style-name="P1">h:\DADY\rend\rend\</text:p>
          </table:table-cell>
          <table:table-cell table:style-name="Táblázat1.A2" office:value-type="string">
            <text:p text:style-name="P2">igen</text:p>
          </table:table-cell>
          <table:table-cell table:style-name="Táblázat1.D2" office:value-type="string">
            <text:p text:style-name="P2">USB</text:p>
          </table:table-cell>
        </table:table-row>
        <table:table-row>
          <table:table-cell table:style-name="Táblázat1.A2" office:value-type="string">
            <text:p text:style-name="P1">4</text:p>
          </table:table-cell>
          <table:table-cell table:style-name="Táblázat1.A2" office:value-type="string">
            <text:p text:style-name="P1">h:\DADY\raktar\Konyvtar\konyvek\</text:p>
          </table:table-cell>
          <table:table-cell table:style-name="Táblázat1.A2" office:value-type="string">
            <text:p text:style-name="P2">igen</text:p>
          </table:table-cell>
          <table:table-cell table:style-name="Táblázat1.D2" office:value-type="string">
            <text:p text:style-name="P2">USB</text:p>
          </table:table-cell>
        </table:table-row>
        <table:table-row>
          <table:table-cell table:style-name="Táblázat1.A2" office:value-type="string">
            <text:p text:style-name="P1">5</text:p>
          </table:table-cell>
          <table:table-cell table:style-name="Táblázat1.A2" office:value-type="string">
            <text:p text:style-name="P1">h:\DADY\raktar\Konyvtar\konyvek\</text:p>
          </table:table-cell>
          <table:table-cell table:style-name="Táblázat1.A2" office:value-type="string">
            <text:p text:style-name="P2">nem</text:p>
          </table:table-cell>
          <table:table-cell table:style-name="Táblázat1.D2" office:value-type="string">
            <text:p text:style-name="P2">Google Drive</text:p>
          </table:table-cell>
        </table:table-row>
      </table:table>
      <text:h text:style-name="Heading_20_2" text:outline-level="2">Mentő szoftver: Win10, Cmd Shell</text:h>
      <text:p text:style-name="Text_20_body_20_indent">Egyenlőre a Python‑t tanulom. Ha már el tudok kezdeni próbálkozni, áttérek a Python‑nal programozott változatra. Addig is menteni kell és egy egyszerű Cmd Shell skript megoldja a dolgot.</text:p>
      <text:p text:style-name="Text_20_body_20_indent">A fenti könyvtárakat 7-zip tömörítővel tömörítem.</text:p>
      <text:h text:style-name="Heading_20_1" text:outline-level="1">x.0 verzió</text:h>
      <text:h text:style-name="Heading_20_2" text:outline-level="2">Mentő szoftver: Python</text:h>
      <text:p text:style-name="Text_20_body_20_indent">Eredetileg NodeJs‑t szerettem volna használni. Elkezdtem egy W3School tanfolyamot azzal a céllal, hogy Web szervert és mentő szkriptet/programot is építek NodeJs‑el. A tanfolyam a kezdő szintig ingyenesen jól ment, de utána a haladó szintre nem akartam lépni, mert fizetős vizsgát kellett volna tennem. Sajnáltam a pénzt, nem tudok angolul. Ezért kerestem mást. A Pyton‑t azért is választottam, mert bízok abban, hogy a Django eszközzel sablonok/templétek használatával tudok dinamikus HTML oldalakat készíteni. A Django a <text:soft-page-break/>Python‑ra épül.</text:p>
      <text:p text:style-name="Text_20_body"/>
      <text:p text:style-name="Text_20_body">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mic Sans MS" svg:font-family="'Comic Sans MS'" style:font-adornments="Félkövé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hu" fo:country="HU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mic Sans MS" fo:font-size="18pt" fo:font-weight="bold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Cambria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mbria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style:font-name-complex="Ari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mic Sans MS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20T15:36:12.70</dc:date>
    <dc:creator>István Závorszky</dc:creator>
    <meta:generator>OpenOffice/4.1.6$Win32 OpenOffice.org_project/416m1$Build-9790</meta:generator>
    <meta:editing-duration>PT42M25S</meta:editing-duration>
    <meta:editing-cycles>4</meta:editing-cycles>
    <meta:document-statistic meta:table-count="1" meta:image-count="0" meta:object-count="0" meta:page-count="2" meta:paragraph-count="42" meta:word-count="195" meta:character-count="1369"/>
  </office:meta>
</office:document-meta>
</file>